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Line_20_with_20_Fine_20_Dots" svg:stroke-width="0.1cm" svg:stroke-color="#00008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11cm" svg:height="2.022cm" draw:transform="rotate (0.2617993877991) translate (4.142cm 9.7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4.873cm" svg:height="2.192cm" svg:x="5.567cm" svg:y="11.653cm" svg:viewBox="0 0 4874 2193" draw:points="240,2113 0,1191 4350,0 4874,1955 3888,2193">
          <text:p/>
        </draw:polygon>
        <draw:custom-shape draw:style-name="gr1" draw:text-style-name="P1" draw:layer="layout" svg:width="5.011cm" svg:height="1.943cm" draw:transform="rotate (0.2617993877991) translate (9.666cm 8.2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23cm" svg:height="2.135cm" draw:transform="rotate (0.2617993877991) translate (10.179cm 10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11cm" svg:height="0.379cm" draw:transform="rotate (0.2617993877991) translate (11.022cm 13.0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68cm" svg:height="2.095cm" draw:transform="rotate (0.2617993877991) translate (15.922cm 9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68cm" svg:height="2.035cm" draw:transform="rotate (0.2617993877991) translate (15.09cm 6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27cm" svg:height="2.035cm" draw:transform="rotate (0.2617993877991) translate (16.507cm 6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43cm" svg:height="2.095cm" draw:transform="rotate (0.2617993877991) translate (17.369cm 9.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861cm" svg:height="0.486cm" draw:transform="rotate (0.2617993877991) translate (4.323cm 8.4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58cm" svg:height="0.68cm" draw:transform="rotate (0.2617993877991) translate (14.291cm 4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787cm" svg:y1="4.526cm" svg:x2="13.905cm" svg:y2="4.766cm">
          <text:p/>
        </draw:line>
        <draw:custom-shape draw:style-name="gr4" draw:text-style-name="P1" draw:layer="layout" svg:width="0.499cm" svg:height="1.524cm" draw:transform="rotate (0.2617993877991) translate (16.365cm 4.083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0.2617993877991) translate (17.665cm 3.784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0.2617993877991) translate (14.965cm 4.484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651cm" svg:height="0.105cm" draw:transform="rotate (0.2617993877991) translate (13.229cm 13.7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255cm" svg:height="0.112cm" draw:transform="rotate (0.2617993877991) translate (10.321cm 14.5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709cm" svg:height="0.105cm" draw:transform="rotate (0.2617993877991) translate (13.229cm 14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638cm" svg:height="0.105cm" draw:transform="rotate (0.2617993877991) translate (9.951cm 14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1.897cm" svg:y1="3.1cm" svg:x2="3.206cm" svg:y2="8.047cm">
          <text:p/>
        </draw:line>
        <draw:line draw:style-name="gr6" draw:text-style-name="P1" draw:layer="layout" svg:x1="3.182cm" svg:y1="8.026cm" svg:x2="5.075cm" svg:y2="14.941cm">
          <text:p/>
        </draw:line>
        <draw:line draw:style-name="gr6" draw:text-style-name="P1" draw:layer="layout" svg:x1="5.051cm" svg:y1="14.917cm" svg:x2="22.2cm" svg:y2="15.758cm">
          <text:p/>
        </draw:line>
        <draw:frame draw:style-name="gr7" draw:text-style-name="P2" draw:layer="layout" svg:width="1.141cm" svg:height="0.806cm" svg:x="11.011cm" svg:y="6.364cm">
          <draw:text-box>
            <text:p text:style-name="P1"><text:span text:style-name="T1">b1</text:span></text:p>
          </draw:text-box>
        </draw:frame>
        <draw:frame draw:style-name="gr7" draw:text-style-name="P2" draw:layer="layout" svg:width="1.141cm" svg:height="0.806cm" svg:x="11.012cm" svg:y="6.364cm">
          <draw:text-box>
            <text:p text:style-name="P1"><text:span text:style-name="T1">b1</text:span></text:p>
          </draw:text-box>
        </draw:frame>
        <draw:frame draw:style-name="gr7" draw:text-style-name="P2" draw:layer="layout" svg:width="1.141cm" svg:height="0.806cm" svg:x="6.212cm" svg:y="9.564cm">
          <draw:text-box>
            <text:p text:style-name="P1"><text:span text:style-name="T1">b2</text:span></text:p>
          </draw:text-box>
        </draw:frame>
        <draw:frame draw:style-name="gr7" draw:text-style-name="P2" draw:layer="layout" svg:width="1.141cm" svg:height="0.806cm" svg:x="12.013cm" svg:y="9.164cm">
          <draw:text-box>
            <text:p text:style-name="P1"><text:span text:style-name="T1">b3</text:span></text:p>
          </draw:text-box>
        </draw:frame>
        <draw:frame draw:style-name="gr7" draw:text-style-name="P2" draw:layer="layout" svg:width="1.141cm" svg:height="0.806cm" svg:x="16.113cm" svg:y="6.964cm">
          <draw:text-box>
            <text:p text:style-name="P1"><text:span text:style-name="T1">b4</text:span></text:p>
          </draw:text-box>
        </draw:frame>
        <draw:frame draw:style-name="gr7" draw:text-style-name="P2" draw:layer="layout" svg:width="1.141cm" svg:height="0.806cm" svg:x="7.613cm" svg:y="12.564cm">
          <draw:text-box>
            <text:p text:style-name="P1"><text:span text:style-name="T1">b5</text:span></text:p>
          </draw:text-box>
        </draw:frame>
        <draw:frame draw:style-name="gr7" draw:text-style-name="P2" draw:layer="layout" svg:width="1.141cm" svg:height="0.806cm" svg:x="17.013cm" svg:y="10.164cm">
          <draw:text-box>
            <text:p text:style-name="P1"><text:span text:style-name="T1">b7</text:span></text:p>
          </draw:text-box>
        </draw:frame>
        <draw:frame draw:style-name="gr7" draw:text-style-name="P2" draw:layer="layout" svg:width="1.141cm" svg:height="0.806cm" svg:x="13.013cm" svg:y="12.164cm">
          <draw:text-box>
            <text:p text:style-name="P1"><text:span text:style-name="T1">b6</text:span></text:p>
          </draw:text-box>
        </draw:frame>
        <draw:custom-shape draw:style-name="gr8" draw:text-style-name="P1" draw:layer="layout" svg:width="0.34cm" svg:height="0.34cm" svg:x="3.565cm" svg:y="8.1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20.565cm" svg:y="3.6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3.765cm" svg:y="9.2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9.165cm" svg:y="7.9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4.565cm" svg:y="6.4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20.965cm" svg:y="4.7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21.665cm" svg:y="7.7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5.365cm" svg:y="9.3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5.765cm" svg:y="11.2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6.165cm" svg:y="12.3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0.465cm" svg:y="12.5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0.765cm" svg:y="13.8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9.865cm" svg:y="10.8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4.465cm" svg:y="12.2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2.765cm" svg:y="13.9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8.865cm" svg:y="14.5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7.965cm" svg:y="12.508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22.165cm" svg:y="10.5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22.165cm" svg:y="10.50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3" draw:layer="layout" svg:width="1.114cm" svg:height="0.725cm" svg:x="3.75cm" svg:y="7.65cm">
          <draw:text-box>
            <text:p text:style-name="P1"><text:span text:style-name="T2">c1</text:span></text:p>
          </draw:text-box>
        </draw:frame>
        <draw:frame draw:style-name="gr9" draw:text-style-name="P3" draw:layer="layout" svg:width="1.114cm" svg:height="0.725cm" svg:x="20.785cm" svg:y="3.172cm">
          <draw:text-box>
            <text:p text:style-name="P1"><text:span text:style-name="T2">c2</text:span></text:p>
          </draw:text-box>
        </draw:frame>
        <draw:frame draw:style-name="gr9" draw:text-style-name="P3" draw:layer="layout" svg:width="1.114cm" svg:height="0.725cm" svg:x="20.994cm" svg:y="4.171cm">
          <draw:text-box>
            <text:p text:style-name="P1"><text:span text:style-name="T2">c7</text:span></text:p>
          </draw:text-box>
        </draw:frame>
        <draw:frame draw:style-name="gr9" draw:text-style-name="P3" draw:layer="layout" svg:width="1.114cm" svg:height="0.725cm" svg:x="14.774cm" svg:y="6.074cm">
          <draw:text-box>
            <text:p text:style-name="P1"><text:span text:style-name="T2">c5</text:span></text:p>
          </draw:text-box>
        </draw:frame>
        <draw:frame draw:style-name="gr9" draw:text-style-name="P3" draw:layer="layout" svg:width="1.114cm" svg:height="0.725cm" svg:x="9.412cm" svg:y="7.513cm">
          <draw:text-box>
            <text:p text:style-name="P1"><text:span text:style-name="T2">c4</text:span></text:p>
          </draw:text-box>
        </draw:frame>
        <draw:frame draw:style-name="gr9" draw:text-style-name="P3" draw:layer="layout" svg:width="1.114cm" svg:height="0.725cm" svg:x="4.005cm" svg:y="8.859cm">
          <draw:text-box>
            <text:p text:style-name="P1"><text:span text:style-name="T2">c3</text:span></text:p>
          </draw:text-box>
        </draw:frame>
        <draw:frame draw:style-name="gr9" draw:text-style-name="P3" draw:layer="layout" svg:width="1.114cm" svg:height="0.725cm" svg:x="4.608cm" svg:y="11.714cm">
          <draw:text-box>
            <text:p text:style-name="P1"><text:span text:style-name="T2">c8</text:span></text:p>
          </draw:text-box>
        </draw:frame>
        <draw:frame draw:style-name="gr9" draw:text-style-name="P3" draw:layer="layout" svg:width="1.114cm" svg:height="0.725cm" svg:x="9.111cm" svg:y="10.414cm">
          <draw:text-box>
            <text:p text:style-name="P1"><text:span text:style-name="T2">c9</text:span></text:p>
          </draw:text-box>
        </draw:frame>
        <draw:frame draw:style-name="gr9" draw:text-style-name="P3" draw:layer="layout" svg:width="1.218cm" svg:height="0.725cm" svg:x="15.586cm" svg:y="8.744cm">
          <draw:text-box>
            <text:p text:style-name="P1"><text:span text:style-name="T2">c10</text:span></text:p>
          </draw:text-box>
        </draw:frame>
        <draw:frame draw:style-name="gr9" draw:text-style-name="P3" draw:layer="layout" svg:width="1.356cm" svg:height="0.725cm" svg:x="21.807cm" svg:y="7.026cm">
          <draw:text-box>
            <text:p text:style-name="P1"><text:span text:style-name="T2">c12</text:span></text:p>
          </draw:text-box>
        </draw:frame>
        <draw:frame draw:style-name="gr9" draw:text-style-name="P3" draw:layer="layout" svg:width="1.356cm" svg:height="0.725cm" svg:x="10.69cm" svg:y="12.133cm">
          <draw:text-box>
            <text:p text:style-name="P1"><text:span text:style-name="T2">c13</text:span></text:p>
          </draw:text-box>
        </draw:frame>
        <draw:frame draw:style-name="gr9" draw:text-style-name="P3" draw:layer="layout" svg:width="1.356cm" svg:height="0.725cm" svg:x="14.728cm" svg:y="11.089cm">
          <draw:text-box>
            <text:p text:style-name="P1"><text:span text:style-name="T2">c14</text:span></text:p>
          </draw:text-box>
        </draw:frame>
        <draw:frame draw:style-name="gr9" draw:text-style-name="P3" draw:layer="layout" svg:width="1.356cm" svg:height="0.725cm" svg:x="7.928cm" svg:y="13.92cm">
          <draw:text-box>
            <text:p text:style-name="P1"><text:span text:style-name="T2">c15</text:span></text:p>
          </draw:text-box>
        </draw:frame>
        <draw:frame draw:style-name="gr9" draw:text-style-name="P3" draw:layer="layout" svg:width="1.356cm" svg:height="0.725cm" svg:x="10.898cm" svg:y="13.317cm">
          <draw:text-box>
            <text:p text:style-name="P1"><text:span text:style-name="T2">c16</text:span></text:p>
          </draw:text-box>
        </draw:frame>
        <draw:frame draw:style-name="gr9" draw:text-style-name="P3" draw:layer="layout" svg:width="1.356cm" svg:height="0.725cm" svg:x="16.376cm" svg:y="11.854cm">
          <draw:text-box>
            <text:p text:style-name="P1"><text:span text:style-name="T2">c18</text:span></text:p>
          </draw:text-box>
        </draw:frame>
        <draw:frame draw:style-name="gr9" draw:text-style-name="P3" draw:layer="layout" svg:width="1.356cm" svg:height="0.725cm" svg:x="22.248cm" svg:y="9.928cm">
          <draw:text-box>
            <text:p text:style-name="P1"><text:span text:style-name="T2">c20</text:span></text:p>
          </draw:text-box>
        </draw:frame>
        <draw:frame draw:style-name="gr9" draw:text-style-name="P3" draw:layer="layout" svg:width="1.356cm" svg:height="0.725cm" svg:x="12.341cm" svg:y="13.356cm">
          <draw:text-box>
            <text:p text:style-name="P1"><text:span text:style-name="T2">c17</text:span></text:p>
          </draw:text-box>
        </draw:frame>
        <draw:frame draw:style-name="gr9" draw:text-style-name="P3" draw:layer="layout" svg:width="1.356cm" svg:height="0.725cm" svg:x="18.19cm" svg:y="12.008cm">
          <draw:text-box>
            <text:p text:style-name="P1"><text:span text:style-name="T2">c19</text:span></text:p>
          </draw:text-box>
        </draw:frame>
        <draw:custom-shape draw:style-name="gr8" draw:text-style-name="P1" draw:layer="layout" svg:width="0.34cm" svg:height="0.34cm" svg:x="16.266cm" svg:y="6.00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3" draw:layer="layout" svg:width="1.114cm" svg:height="0.725cm" svg:x="16.475cm" svg:y="5.675cm">
          <draw:text-box>
            <text:p text:style-name="P1"><text:span text:style-name="T2">c6</text:span></text:p>
          </draw:text-box>
        </draw:frame>
        <draw:custom-shape draw:style-name="gr8" draw:text-style-name="P1" draw:layer="layout" svg:width="0.34cm" svg:height="0.34cm" svg:x="17.066cm" svg:y="8.80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3" draw:layer="layout" svg:width="1.269cm" svg:height="0.725cm" svg:x="17.275cm" svg:y="8.475cm">
          <draw:text-box>
            <text:p text:style-name="P1"><text:span text:style-name="T2">c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7T13:46:13</meta:creation-date>
    <dc:date>2010-04-08T13:49:29</dc:date>
    <meta:editing-duration>PT07H10M40S</meta:editing-duration>
    <meta:editing-cycles>6</meta:editing-cycles>
    <meta:generator>OpenOffice.org/3.1$Linux OpenOffice.org_project/310m19$Build-9420</meta:generator>
    <meta:print-date>2010-04-07T16:23:31</meta:print-date>
    <meta:document-statistic meta:object-count="71"/>
  </office:meta>
</office:document-meta>
</file>